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e495" officeooo:paragraph-rsid="0014a654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3e495" officeooo:paragraph-rsid="0013e49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fo:font-weight="normal" officeooo:rsid="0013e495" officeooo:paragraph-rsid="0013e49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normal" officeooo:rsid="0013e495" officeooo:paragraph-rsid="0013e49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officeooo:rsid="0013e495" officeooo:paragraph-rsid="003df3f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normal" officeooo:rsid="0013e495" officeooo:paragraph-rsid="0044c4f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bold" officeooo:rsid="0013e495" officeooo:paragraph-rsid="0014a65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weight="bold" officeooo:rsid="0013e495" officeooo:paragraph-rsid="003df3f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bold" officeooo:rsid="0047dfe2" officeooo:paragraph-rsid="0047dfe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weight="bold" officeooo:rsid="0047dfe2" officeooo:paragraph-rsid="0049e8f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weight="bold" officeooo:rsid="0047dfe2" officeooo:paragraph-rsid="004b51d3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style="italic" officeooo:rsid="003c2c2f" style:font-style-asian="italic" style:font-style-complex="italic"/>
    </style:style>
    <style:style style:name="T5" style:family="text">
      <style:text-properties style:text-position="0% 100%" officeooo:rsid="003c2c2f"/>
    </style:style>
    <style:style style:name="T6" style:family="text">
      <style:text-properties officeooo:rsid="003bcbfc"/>
    </style:style>
    <style:style style:name="T7" style:family="text">
      <style:text-properties officeooo:rsid="003c2c2f"/>
    </style:style>
    <style:style style:name="T8" style:family="text">
      <style:text-properties fo:font-style="italic" officeooo:rsid="003df3ff" style:font-style-asian="italic" style:font-style-complex="italic"/>
    </style:style>
    <style:style style:name="T9" style:family="text">
      <style:text-properties officeooo:rsid="003df3f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df3ff" style:font-style-asian="normal" style:font-style-complex="normal"/>
    </style:style>
    <style:style style:name="T12" style:family="text">
      <style:text-properties fo:font-style="normal" officeooo:rsid="0040eaf0" style:font-style-asian="normal" style:font-style-complex="normal"/>
    </style:style>
    <style:style style:name="T13" style:family="text">
      <style:text-properties fo:font-style="normal" officeooo:rsid="001e0c85" style:font-style-asian="normal" style:font-style-complex="normal"/>
    </style:style>
    <style:style style:name="T14" style:family="text">
      <style:text-properties fo:font-style="normal" officeooo:rsid="0042ce7b" style:font-style-asian="normal" style:font-style-complex="normal"/>
    </style:style>
    <style:style style:name="T15" style:family="text">
      <style:text-properties fo:font-style="normal" officeooo:rsid="0044c4f0" style:font-style-asian="normal" style:font-style-complex="normal"/>
    </style:style>
    <style:style style:name="T16" style:family="text">
      <style:text-properties fo:font-style="normal" officeooo:rsid="00469794" style:font-style-asian="normal" style:font-style-complex="normal"/>
    </style:style>
    <style:style style:name="T17" style:family="text">
      <style:text-properties fo:font-style="normal" officeooo:rsid="0047daa9" style:font-style-asian="normal" style:font-style-complex="normal"/>
    </style:style>
    <style:style style:name="T18" style:family="text">
      <style:text-properties fo:font-style="normal" officeooo:rsid="00481bcb" style:font-style-asian="normal" style:font-style-complex="normal"/>
    </style:style>
    <style:style style:name="T19" style:family="text">
      <style:text-properties fo:font-style="normal" officeooo:rsid="0049e8f3" style:font-style-asian="normal" style:font-style-complex="normal"/>
    </style:style>
    <style:style style:name="T20" style:family="text">
      <style:text-properties fo:font-style="normal" officeooo:rsid="004b51d3" style:font-style-asian="normal" style:font-style-complex="normal"/>
    </style:style>
    <style:style style:name="T21" style:family="text">
      <style:text-properties fo:font-size="8pt" fo:font-style="normal" officeooo:rsid="003df3ff" style:font-size-asian="8pt" style:font-style-asian="normal" style:font-size-complex="8pt" style:font-style-complex="normal"/>
    </style:style>
    <style:style style:name="T22" style:family="text">
      <style:text-properties fo:font-size="8pt" style:text-underline-style="none" officeooo:rsid="003c2c2f" style:font-size-asian="8pt" style:font-size-complex="8pt"/>
    </style:style>
    <style:style style:name="T23" style:family="text">
      <style:text-properties style:text-underline-style="none" officeooo:rsid="003c2c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équences / 2020 - 2021 / <text:span text:style-name="T6">4</text:span><text:span text:style-name="T1">e</text:span></text:p>
      <text:p text:style-name="P3"/>
      <text:p text:style-name="P1"><text:span text:style-name="T3"><text:tab/></text:span><text:span text:style-name="T2">[I] </text:span><text:span text:style-name="T5">étude du vocabulaire : </text:span><text:span text:style-name="T4">uerba uolant, scripta manent</text:span></text:p>
      <text:p text:style-name="P6"><text:tab/><text:tab/>(doc : <text:span text:style-name="T7">liste de vocabulaire tirée du </text:span><text:span text:style-name="T23">vocabulaire latin fréquentiel :</text:span></text:p>
      <text:p text:style-name="P6"><text:span text:style-name="T23"><text:tab/><text:tab/> </text:span><text:a xlink:type="simple" xlink:href="https://orbi.uliege.be/bitstream/2268/73023/1/Nouveau%20lexique%20fréquentiel%20de%20latin.pdf" text:style-name="Internet_20_link" text:visited-style-name="Visited_20_Internet_20_Link"><text:span text:style-name="T22">https://orbi.uliege.be/bitstream/2268/73023/1/Nouveau%20lexique%20fr%C3%A9quentiel%20de%20latin.pdf</text:span></text:a>)</text:p>
      <text:p text:style-name="P4"/>
      <text:p text:style-name="P9">[VERSION LATINE n°1 : quelques proverbes]</text:p>
      <text:p text:style-name="P4"/>
      <text:p text:style-name="P7"><text:tab/>[II] <text:span text:style-name="T9">lire le latin avec les </text:span><text:span text:style-name="T8">Fabulae Faciles</text:span><text:span text:style-name="T11"> de Ritchie</text:span></text:p>
      <text:p text:style-name="P5"><text:span text:style-name="T11"><text:tab/><text:tab/>(doc : un extrait des </text:span><text:span text:style-name="T8">Fabulae Faciles</text:span><text:span text:style-name="T11"> de Ritchie : </text:span><text:a xlink:type="simple" xlink:href="http://www.thelatinlibrary.com/ritchie.html" text:style-name="Internet_20_link" text:visited-style-name="Visited_20_Internet_20_Link"><text:span text:style-name="T21">http://www.thelatinlibrary.com/ritchie.html</text:span></text:a><text:span text:style-name="T11">)</text:span></text:p>
      <text:p text:style-name="P5"><text:span text:style-name="T11"/></text:p>
      <text:p text:style-name="P8"><text:span text:style-name="T11"><text:tab/></text:span><text:span text:style-name="T12">[III] les guerres puniques</text:span></text:p>
      <text:p text:style-name="P5"><text:span text:style-name="T12"><text:tab/><text:tab/>1)</text:span></text:p>
      <text:p text:style-name="P5"><text:span text:style-name="T12"/></text:p>
      <text:p text:style-name="P9"><text:span text:style-name="T12">[VERSION LATINE n°</text:span><text:span text:style-name="T10">2</text:span><text:span text:style-name="T12"> : </text:span><text:span text:style-name="T10">Harry Potter s’approche d</text:span><text:span text:style-name="T18">u couloir des enchantements</text:span><text:span text:style-name="T12">]</text:span></text:p>
      <text:p text:style-name="P5"><text:span text:style-name="T12"/></text:p>
      <text:p text:style-name="P8"><text:span text:style-name="T12"><text:tab/>[IV] </text:span><text:span text:style-name="T15">Maître et esclave dans l’Antiquité : </text:span><text:span text:style-name="T12">théâtre</text:span></text:p>
      <text:p text:style-name="P8"><text:span text:style-name="T12"/></text:p>
      <text:p text:style-name="P10"><text:span text:style-name="T12">[VERSION LATINE n°</text:span><text:span text:style-name="T19">3</text:span><text:span text:style-name="T12"> : </text:span><text:span text:style-name="T19">le crocodile, un animal singulier </text:span><text:span text:style-name="T20">(Pline l’Ancien)</text:span><text:span text:style-name="T12">]</text:span></text:p>
      <text:p text:style-name="P8"><text:span text:style-name="T13"/></text:p>
      <text:p text:style-name="P8"><text:span text:style-name="T13"><text:tab/></text:span><text:span text:style-name="T14">[V] </text:span><text:span text:style-name="T16">Orphée, un héros ordinaire ?</text:span></text:p>
      <text:p text:style-name="P8"><text:span text:style-name="T16"/></text:p>
      <text:p text:style-name="P11"><text:span text:style-name="T12">[VERSION LATINE n°</text:span><text:span text:style-name="T20">4</text:span><text:span text:style-name="T12"> : </text:span><text:span text:style-name="T20">Roma, Amor … à mort ! (Ovide)</text:span><text:span text:style-name="T12">]</text:span></text:p>
      <text:p text:style-name="P8"><text:span text:style-name="T16"/></text:p>
      <text:p text:style-name="P8"><text:span text:style-name="T16"><text:tab/></text:span><text:span text:style-name="T17">[VI] aimer et se divertir à R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7:36:28.462121994</meta:creation-date>
    <meta:generator>LibreOffice/6.0.7.3$Linux_X86_64 LibreOffice_project/00m0$Build-3</meta:generator>
    <dc:date>2021-02-15T20:16:24.993510834</dc:date>
    <meta:editing-duration>PT2H22M46S</meta:editing-duration>
    <meta:editing-cycles>40</meta:editing-cycles>
    <meta:document-statistic meta:table-count="0" meta:image-count="0" meta:object-count="0" meta:page-count="1" meta:paragraph-count="15" meta:word-count="114" meta:character-count="797" meta:non-whitespace-character-count="683"/>
  </office:meta>
</office:document-meta>
</file>